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AreaTableCellEditor.setClickCountToStart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TableCellEditor.set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TableCellEditor.cancelCellEdi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TableCellEditor.isCellEditable( EventObject an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ditorDelegate.itemStateChanged( Item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ditorDelegate.stopCellEdi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ditorDelegate.focusLost( FocusEvent 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TableCellEditor.getTableCellEditorComponent( JTable table , Object value , boolean isSelected , int row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ditorDelegate.shouldSelectCell( EventObject an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ditorDelegate.startCellEditing( EventObject an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ditorDelegate.isCellEditable( EventObject an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AreaTableCellEditor.shouldSelectCell( EventObject an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ditorDelegate.cancelCellEdi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TableCellEditor.getCellEdito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ditorDelegate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TableCellEditor.TextAreaTableCellEdi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ditorDelegate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ditorDelegate.getCellEdito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TableCellEditor.getClickCountTo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TableCellEditor.stopCellEdi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ditorDelegate.focusGained( FocusEvent 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xtAreaTableCellEditor.getTreeCellEditorComponent( JTree tree , Object value , boolean isSelected , boolean expanded , boolean leaf , int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AreaTableCellEditor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